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RBAJAL COLLAZOS, JULIMIO JHOVANNY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ARBAJAL COLLAZOS, JULIMIO JHOVANNY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246854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PEDRO COLLAZOS AGUILAR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81962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0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9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9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47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47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4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3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9T21:55:51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